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Calibri2" officeooo:rsid="001ed23d" officeooo:paragraph-rsid="001ed23d"/>
    </style:style>
    <style:style style:name="P2" style:family="paragraph" style:parent-style-name="Text_20_body">
      <style:text-properties style:font-name="Calibri2" officeooo:rsid="002181a8" officeooo:paragraph-rsid="002181a8"/>
    </style:style>
    <style:style style:name="P3" style:family="paragraph" style:parent-style-name="Text_20_body">
      <style:text-properties style:font-name="Calibri2" officeooo:rsid="00250b5d" officeooo:paragraph-rsid="00250b5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style:font-name="Calibri2" officeooo:rsid="00250b5d" officeooo:paragraph-rsid="00250b5d"/>
    </style:style>
    <style:style style:name="P6" style:family="paragraph" style:parent-style-name="Text_20_body">
      <style:text-properties style:font-name="Calibri2" officeooo:rsid="00282063" officeooo:paragraph-rsid="00282063"/>
    </style:style>
    <style:style style:name="P7" style:family="paragraph" style:parent-style-name="Text_20_body">
      <style:text-properties officeooo:rsid="00282063" officeooo:paragraph-rsid="00282063"/>
    </style:style>
    <style:style style:name="P8" style:family="paragraph" style:parent-style-name="Text_20_body">
      <style:text-properties officeooo:rsid="00283d3e" officeooo:paragraph-rsid="00283d3e"/>
    </style:style>
    <style:style style:name="P9" style:family="paragraph" style:parent-style-name="Header">
      <style:text-properties officeooo:rsid="00270b29" officeooo:paragraph-rsid="00270b29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333333" style:font-name="Consolas" fo:font-size="9.75pt" fo:letter-spacing="normal" fo:font-style="normal" fo:font-weight="normal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333333" style:font-name="Consolas" fo:font-size="9.75pt" fo:letter-spacing="normal" fo:font-style="normal" fo:font-weight="normal" officeooo:paragraph-rsid="00283d3e"/>
    </style:style>
    <style:style style:name="P12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333333" style:font-name="Consolas" fo:font-size="9.75pt" fo:letter-spacing="normal" fo:font-style="normal" fo:font-weight="normal"/>
    </style:style>
    <style:style style:name="T1" style:family="text">
      <style:text-properties officeooo:rsid="001f67d2"/>
    </style:style>
    <style:style style:name="T2" style:family="text">
      <style:text-properties officeooo:rsid="0020d4ac"/>
    </style:style>
    <style:style style:name="T3" style:family="text">
      <style:text-properties officeooo:rsid="00215396"/>
    </style:style>
    <style:style style:name="T4" style:family="text">
      <style:text-properties officeooo:rsid="00250b5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50b5d" style:font-style-asian="italic" style:font-style-complex="italic"/>
    </style:style>
    <style:style style:name="T7" style:family="text">
      <style:text-properties fo:font-style="italic" officeooo:rsid="002c3cc9" style:font-style-asian="italic" style:font-style-complex="italic"/>
    </style:style>
    <style:style style:name="T8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83d3e"/>
    </style:style>
    <style:style style:name="T12" style:family="text">
      <style:text-properties officeooo:rsid="00283d3e" style:font-weight-asian="normal" style:font-weight-complex="normal"/>
    </style:style>
    <style:style style:name="T13" style:family="text">
      <style:text-properties officeooo:rsid="0029b17c"/>
    </style:style>
    <style:style style:name="T14" style:family="text">
      <style:text-properties officeooo:rsid="002c3cc9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c3cc9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mps réel mou et Linux</text:h>
      <text:h text:style-name="Heading_20_2" text:outline-level="2">Déroulement du programme</text:h>
      <text:p text:style-name="P6">Le fichier <text:span text:style-name="T9">threads.c</text:span><text:span text:style-name="T10"> est le fichier contenant le programme principal (avec le fichier de headers correspondant </text:span><text:span text:style-name="T9">threads.h</text:span><text:span text:style-name="T10">. Les fichiers </text:span><text:span text:style-name="T9">tasks.c</text:span><text:span text:style-name="T10"> et </text:span><text:span text:style-name="T9">tasks.h</text:span><text:span text:style-name="T10"> contiennent les fonctions appelées par les threads et chargées à chaud par les threads.</text:span></text:p>
      <text:p text:style-name="P1">Lors du parsing du fichier, chaque nouvelle tâche à appeler est enregistrée dans un tableau de <text:span text:style-name="T5">TaskInfo</text:span>, structure contenant le nom de la fonction à appeler, <text:span text:style-name="T2">l</text:span>e numéro d<text:span text:style-name="T1">u</text:span> thread, le numéro <text:span text:style-name="T2">du thread suivant</text:span>, <text:span text:style-name="T2">ainsi que la </text:span>ligne <text:span text:style-name="T3">sur la quelle</text:span> cette tâche se trouve.</text:p>
      <text:p text:style-name="P2">Après avoir récupéré toutes les informations relatives aux tâches à exécuter, les threads sont lancés et c’est la fonction <text:span text:style-name="T5">startThread()</text:span> qui est <text:span text:style-name="T4">donnée</text:span> <text:span text:style-name="T4">en tant que paramètre que </text:span><text:span text:style-name="T6">pthread_create()</text:span><text:span text:style-name="T4">.</text:span></text:p>
      <text:p text:style-name="P3">Le déroulement de la fonction <text:span text:style-name="T5">startThread()</text:span> est le suivant :</text:p>
      <text:list xml:id="list8129291518139944435" text:style-name="L1">
        <text:list-item>
          <text:p text:style-name="P5">Récupération des informations sur la tâche à effectuer (mutex et autres valeurs)</text:p>
        </text:list-item>
        <text:list-item>
          <text:p text:style-name="P5">Boucle principale ( <text:span text:style-name="T5">while(1)</text:span> ) :</text:p>
          <text:list>
            <text:list-item>
              <text:p text:style-name="P4">Attente de la libération (puis prise) du mutex avec <text:span text:style-name="T8">sem_wait</text:span></text:p>
            </text:list-item>
            <text:list-item>
              <text:p text:style-name="P5">Début du timer si cette tâche est en début de ligne</text:p>
            </text:list-item>
            <text:list-item>
              <text:p text:style-name="P5">Appel de la fonction à exécuter</text:p>
            </text:list-item>
            <text:list-item>
              <text:p text:style-name="P5">Fin du timer. Si l’échéance est dépassée, on libère le mutex <text:span text:style-name="T14">avec </text:span><text:span text:style-name="T7">sem_post</text:span><text:span text:style-name="T16"> </text:span><text:span text:style-name="T15">de</text:span> la tâche en début de ligne. Sinon, on libère le mutex de la tâche suivante.</text:p>
            </text:list-item>
          </text:list>
        </text:list-item>
      </text:list>
      <text:h text:style-name="Heading_20_2" text:outline-level="2">Utilisation du programme</text:h>
      <text:p text:style-name="P8">Le fichier <text:span text:style-name="T9">taskList.txt</text:span><text:span text:style-name="T10"> contient la liste des tâches à effectuer. Il est sous la forme :</text:span></text:p>
      <text:p text:style-name="P11"><text:s/><text:span text:style-name="T11">T</text:span><text:span text:style-name="T12">ASK_NB:&lt;nombre total de tâches&gt;<text:line-break/> LINE_NB:&lt;nombre de lignes&gt;<text:line-break/> &lt;nb de tâches sur la ligne&gt;:&lt;num. des fcts à appeler&gt;-…-END-&lt;échéance de la ligne&gt;</text:span></text:p>
      <text:p text:style-name="P8"><text:span text:style-name="T10">Pour lancer le programme, taper :</text:span></text:p>
      <text:p text:style-name="P10"><text:s/>make</text:p>
      <text:p text:style-name="P12"><text:s/>./threads.out</text:p>
      <text:p text:style-name="P7">A noter que le programme e<text:span text:style-name="T11">st </text:span>compil<text:span text:style-name="T11">é</text:span> avec les <text:span text:style-name="T13">options</text:span> -Wall et -pedant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cm" fo:margin-bottom="0.4cm" loext:contextual-spacing="false" fo:text-align="center" style:justify-single-word="false" style:page-number="auto" fo:keep-with-next="always"/>
      <style:text-properties style:font-name="Liberation Sans" fo:font-family="'Liberation Sans'" style:font-family-generic="swiss" style:font-pitch="variable" fo:font-size="20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Calibri1" fo:font-family="Calibri" style:font-style-name="Normal" style:font-family-generic="swiss" style:font-pitch="variable"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align="start" style:justify-single-word="false" fo:text-indent="0cm" style:auto-text-indent="false"/>
      <style:text-properties style:font-name="Calibri" fo:font-family="Calibri" style:font-style-name="Gras" style:font-family-generic="swiss" style:font-pitch="variable" fo:font-size="15pt" fo:font-weight="bold" style:font-size-asian="115%" style:font-weight-asian="bold" style:font-size-complex="115%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70b29" officeooo:paragraph-rsid="00270b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Vincent MONO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9:41:04.372066258</meta:creation-date>
    <dc:date>2016-11-27T20:52:21.120513532</dc:date>
    <meta:editing-duration>PT47M3S</meta:editing-duration>
    <meta:editing-cycles>13</meta:editing-cycles>
    <meta:generator>LibreOffice/5.1.4.2$Linux_X86_64 LibreOffice_project/10m0$Build-2</meta:generator>
    <meta:document-statistic meta:table-count="0" meta:image-count="0" meta:object-count="0" meta:page-count="1" meta:paragraph-count="20" meta:word-count="271" meta:character-count="1614" meta:non-whitespace-character-count="1364"/>
  </office:meta>
</office:document-meta>
</file>